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6A4000009224B037749.jpg"/>
  <manifest:file-entry manifest:media-type="image/jpeg" manifest:full-path="Pictures/10000000000006A40000053E8A834192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text:anchor-type="paragraph" draw:z-index="1" draw:style-name="gr2" draw:text-style-name="P1" svg:width="19cm" svg:height="26.129cm" svg:x="0.002cm" svg:y="0.002cm"><draw:image xlink:href="Pictures/10000000000006A4000009224B037749.jp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text:anchor-type="paragraph" draw:z-index="0" draw:style-name="gr1" draw:text-style-name="P1" svg:width="16.934cm" svg:height="14.997cm" svg:x="-0.007cm" svg:y="0.083cm"><draw:image xlink:href="Pictures/10000000000006A40000053E8A834192.jpg" xlink:type="simple" xlink:show="embed" xlink:actuate="onLoad"><text:p/></draw:image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7T13:32:03.74</meta:creation-date>
    <dc:date>2011-03-27T14:00:16.66</dc:date>
    <meta:editing-duration>PT00H17M38S</meta:editing-duration>
    <meta:editing-cycles>4</meta:editing-cycles>
    <meta:generator>OpenOffice.org/3.2$Win32 OpenOffice.org_project/320m18$Build-9502</meta:generator>
    <meta:document-statistic meta:table-count="0" meta:image-count="0" meta:object-count="0" meta:page-count="2" meta:paragraph-count="0" meta:word-count="0" meta:character-count="0"/>
  </office:meta>
</office:document-meta>
</file>